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vingTransformer.transformIfNecessary( String className , String internalName , byte [ ] bytes , @ Nullable ProtectionDomain p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avingTransform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vingTransformer.transformIfNecessary( String className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vingTransformer.WeavingTransform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